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6f9d4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21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ext-properties fo:font-size="9pt" style:font-size-asian="9pt" style:font-size-complex="9pt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99">
      <style:text-properties fo:font-size="9pt" style:font-size-asian="9pt" style:font-size-complex="9pt"/>
    </style:style>
    <style:style style:name="ce26" style:family="table-cell" style:parent-style-name="Default" style:data-style-name="N106">
      <style:text-properties fo:font-size="9pt" style:font-size-asian="9pt" style:font-size-complex="9pt"/>
    </style:style>
    <style:style style:name="ce27" style:family="table-cell" style:parent-style-name="Default" style:data-style-name="N116"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ackground-color="#f6f9d4"/>
      <style:text-properties fo:color="#000000" fo:font-size="9pt" style:font-size-asian="9pt" style:font-size-complex="9pt"/>
    </style:style>
    <style:style style:name="ce32" style:family="table-cell" style:parent-style-name="Default">
      <style:table-cell-properties fo:background-color="#f6f9d4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 | DECIMAL CONVERTERS'.B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 table:print-ranges="TIMER.A1:TIMER.V16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1" table:number-columns-repeated="1016" table:default-cell-style-name="ce5"/>
        <table:table-row table:style-name="ro1">
          <table:table-cell table:style-name="ce4" office:value-type="string" calcext:value-type="string">
            <text:p>TIMER CONFIGURATIO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ICROCONTROLER</text:p>
          </table:table-cell>
          <table:table-cell/>
          <table:table-cell table:style-name="ce17" office:value-type="string" calcext:value-type="string">
            <text:p>ATmega328P</text:p>
          </table:table-cell>
          <table:table-cell table:style-name="Default"/>
          <table:table-cell table:number-columns-repeated="2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CUMENTATION</text:p>
          </table:table-cell>
          <table:table-cell/>
          <table:table-cell table:style-name="ce17" office:value-type="string" calcext:value-type="string">
            <text:p><text:a xlink:href="http://ww1.microchip.com/downloads/en/DeviceDoc/Atmel-7810-Automotive-Microcontrollers-ATmega328P_Datasheet.pdf" xlink:type="simple">ATmega328P_Datasheet</text:a></text:p>
          </table:table-cell>
          <table:table-cell table:style-name="Default"/>
          <table:table-cell table:number-columns-repeated="2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LOCK FREQUENCY (Hz)</text:p>
          </table:table-cell>
          <table:table-cell/>
          <table:table-cell table:style-name="ce21" office:value-type="float" office:value="16000000" calcext:value-type="float">
            <text:p>16E+06</text:p>
          </table:table-cell>
          <table:table-cell table:style-name="Default"/>
          <table:table-cell/>
          <table:table-cell>
            <table:detective>
              <table:operation table:name="trace-dependents" table:index="0"/>
            </table:detective>
          </table:table-cell>
          <table:table-cell table:style-name="ce24" table:number-columns-repeated="2"/>
          <table:table-cell table:number-columns-repeated="11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LOCK PERIOD (s)</text:p>
          </table:table-cell>
          <table:table-cell/>
          <table:table-cell table:style-name="ce22" table:formula="of:=1/[.C5]" office:value-type="float" office:value="0.0000000625" calcext:value-type="float">
            <text:p>62.50E-09</text:p>
          </table:table-cell>
          <table:table-cell table:style-name="Default"/>
          <table:table-cell table:number-columns-repeated="2"/>
          <table:table-cell table:style-name="ce24" table:number-columns-repeated="2"/>
          <table:table-cell table:number-columns-repeated="11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TIMER BIT COUNT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Default"/>
          <table:table-cell/>
          <table:table-cell table:style-name="ce26"/>
          <table:table-cell table:style-name="ce24" table:number-columns-repeated="2"/>
          <table:table-cell table:number-columns-repeated="8"/>
          <table:table-cell table:style-name="ce24"/>
          <table:table-cell table:number-columns-repeated="1007"/>
        </table:table-row>
        <table:table-row table:style-name="ro1">
          <table:table-cell office:value-type="string" calcext:value-type="string">
            <text:p>POSSIBLE VALUES OF N</text:p>
          </table:table-cell>
          <table:table-cell/>
          <table:table-cell table:style-name="ce17" office:value-type="string" calcext:value-type="string">
            <text:p>1, 8, 64, 256, 102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7">
            <table:detective>
              <table:operation table:name="trace-dependents" table:index="1"/>
            </table:detective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8" office:value-type="string" calcext:value-type="string" table:number-columns-spanned="5" table:number-rows-spanned="1">
            <text:p>INDEX OF ROW WITH SMALLEST ERROR</text:p>
          </table:table-cell>
          <table:covered-table-cell table:number-columns-repeated="3"/>
          <table:covered-table-cell table:style-name="ce14"/>
          <table:table-cell table:formula="of:=MATCH(SMALL([.R12:.R16];1); [.R12:.R16]; 0) - 1" office:value-type="float" office:value="0" calcext:value-type="float">
            <text:p>0</text:p>
          </table:table-cell>
          <table:table-cell table:style-name="ce26" table:formula="of:=AND([.S12:.S1048576])" office:value-type="float" office:value="1" calcext:value-type="float">
            <text:p>1.00E+00</text:p>
          </table:table-cell>
          <table:table-cell table:style-name="ce26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ce26"/>
          <table:table-cell table:style-name="ce29" office:value-type="string" calcext:value-type="string" table:number-columns-spanned="2" table:number-rows-spanned="1">
            <text:p>RESULTS</text:p>
          </table:table-cell>
          <table:covered-table-cell table:style-name="ce30"/>
          <table:table-cell table:number-columns-repeated="1002"/>
        </table:table-row>
        <table:table-row table:style-name="ro2">
          <table:table-cell table:style-name="ce11" office:value-type="string" calcext:value-type="string">
            <text:p>TIMER FREQUENCY (Hz)</text:p>
          </table:table-cell>
          <table:table-cell table:style-name="ce14" office:value-type="string" calcext:value-type="string">
            <text:p>TIMER PERIOD (s)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OCRA1 CALC</text:p>
          </table:table-cell>
          <table:table-cell table:style-name="ce14" office:value-type="string" calcext:value-type="string">
            <text:p>WARNING</text:p>
          </table:table-cell>
          <table:table-cell table:style-name="ce14" office:value-type="string" calcext:value-type="string">
            <text:p>OCRA1 FLOOR</text:p>
          </table:table-cell>
          <table:table-cell table:style-name="ce14" office:value-type="string" calcext:value-type="string">
            <text:p>OCRA1 CEILING</text:p>
          </table:table-cell>
          <table:table-cell table:style-name="ce14" office:value-type="string" calcext:value-type="string">
            <text:p>OCRA1 ROUND</text:p>
          </table:table-cell>
          <table:table-cell table:style-name="ce14" office:value-type="string" calcext:value-type="string">
            <text:p>TIMER PERIOD FLOOR (s)</text:p>
          </table:table-cell>
          <table:table-cell table:style-name="ce14" office:value-type="string" calcext:value-type="string">
            <text:p>TIMER PERIOD CEILING (s)</text:p>
          </table:table-cell>
          <table:table-cell table:style-name="ce14" office:value-type="string" calcext:value-type="string">
            <text:p>TIMER PERIOD ROUND (s)</text:p>
          </table:table-cell>
          <table:table-cell table:style-name="ce14" office:value-type="string" calcext:value-type="string">
            <text:p>TIME ELAPSED AFTER FPS × PERIOD FLOOR (s)</text:p>
          </table:table-cell>
          <table:table-cell table:style-name="ce14" office:value-type="string" calcext:value-type="string">
            <text:p>TIME ELAPSED AFTER FPS × PERIOD CEILING (s)</text:p>
          </table:table-cell>
          <table:table-cell table:style-name="ce14" office:value-type="string" calcext:value-type="string">
            <text:p>TIME ELAPSED AFTER FPS × PERIOD ROUND (s)</text:p>
          </table:table-cell>
          <table:table-cell table:style-name="ce14" office:value-type="string" calcext:value-type="string">
            <text:p>ERROR FLOOR (s)</text:p>
          </table:table-cell>
          <table:table-cell table:style-name="ce14" office:value-type="string" calcext:value-type="string">
            <text:p>ERROR CEILING (s)</text:p>
          </table:table-cell>
          <table:table-cell table:style-name="ce14" office:value-type="string" calcext:value-type="string">
            <text:p>ERROR ROUND (s)</text:p>
          </table:table-cell>
          <table:table-cell table:style-name="ce14" office:value-type="string" calcext:value-type="string">
            <text:p>ERROR (s)</text:p>
          </table:table-cell>
          <table:table-cell table:style-name="ce14" office:value-type="string" calcext:value-type="string">
            <text:p>IS ROUND ENOUGH ?</text:p>
          </table:table-cell>
          <table:table-cell table:style-name="ce14" office:value-type="string" calcext:value-type="string">
            <text:p>OCRA1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OCRA1</text:p>
          </table:table-cell>
          <table:table-cell table:style-name="ce14" table:number-columns-repeated="1002"/>
        </table:table-row>
        <table:table-row table:style-name="ro1">
          <table:table-cell table:style-name="ce13" office:value-type="float" office:value="960" calcext:value-type="float">
            <text:p>960</text:p>
          </table:table-cell>
          <table:table-cell table:style-name="ce16" table:formula="of:= 1 / [.A12]" office:value-type="float" office:value="0.00104166666666667" calcext:value-type="float">
            <text:p>1.042E-03</text:p>
          </table:table-cell>
          <table:table-cell office:value-type="float" office:value="1" calcext:value-type="float">
            <text:p>1</text:p>
          </table:table-cell>
          <table:table-cell table:style-name="ce23" table:formula="of:= [.B12] / [.C12] * [.C$5] - 1" office:value-type="float" office:value="16665.6666666667" calcext:value-type="float">
            <text:p>16665.67</text:p>
          </table:table-cell>
          <table:table-cell table:style-name="ce24" table:formula="of:=IF([.D12] &gt; 2^[.$C$7]; &quot;PERIOD IS TO BIG / PERIODmax = &quot; &amp; ROUNDDOWN( [.$C12] / [.$C$5] * (1 + 2^[.$C$7]); 4 ) &amp; &quot; s&quot;; IF([.D12]&lt;0; &quot;PERIOD IS TOO SMALL&quot;;&quot;&quot;))">
            <text:p/>
          </table:table-cell>
          <table:table-cell table:formula="of:= IF(LEN([.$E12]) = 0; FLOOR([.D12]); &quot;&quot;)" office:value-type="float" office:value="16665" calcext:value-type="float">
            <text:p>16665</text:p>
          </table:table-cell>
          <table:table-cell table:formula="of:= IF(LEN([.$E12]) = 0; CEILING([.D12]); &quot;&quot;)" office:value-type="float" office:value="16666" calcext:value-type="float">
            <text:p>16666</text:p>
          </table:table-cell>
          <table:table-cell table:formula="of:= IF(LEN([.$E12]) = 0; ROUND([.D12]); &quot;&quot;)" office:value-type="float" office:value="16666" calcext:value-type="float">
            <text:p>16666</text:p>
          </table:table-cell>
          <table:table-cell table:style-name="ce16" table:formula="of:= IF(LEN([.$E12]) = 0; [.$C12] / [.$C$5] * (1 + [.F12]); &quot;&quot;)" office:value-type="float" office:value="0.001041625" calcext:value-type="float">
            <text:p>1.042E-03</text:p>
          </table:table-cell>
          <table:table-cell table:style-name="ce16" table:formula="of:= IF(LEN([.$E12]) = 0; [.$C12] / [.$C$5] * (1 + [.G12]); &quot;&quot;)" office:value-type="float" office:value="0.0010416875" calcext:value-type="float">
            <text:p>1.042E-03</text:p>
          </table:table-cell>
          <table:table-cell table:style-name="ce16" table:formula="of:= IF(LEN([.$E12]) = 0; [.$C12] / [.$C$5] * (1 + [.H12]); &quot;&quot;)" office:value-type="float" office:value="0.0010416875" calcext:value-type="float">
            <text:p>1.042E-03</text:p>
          </table:table-cell>
          <table:table-cell table:style-name="ce27" table:formula="of:= IF(LEN([.$E12]) = 0; [.I12] * [.A12]; &quot;&quot;)" office:value-type="float" office:value="0.99996" calcext:value-type="float">
            <text:p>0.999960</text:p>
          </table:table-cell>
          <table:table-cell table:style-name="ce27" table:formula="of:= IF(LEN([.$E12]) = 0; [.J12] * [.A12]; &quot;&quot;)" office:value-type="float" office:value="1.00002" calcext:value-type="float">
            <text:p>1.000020</text:p>
          </table:table-cell>
          <table:table-cell table:style-name="ce27" table:formula="of:= IF(LEN([.$E12]) = 0; [.K12] * [.A12]; &quot;&quot;)" office:value-type="float" office:value="1.00002" calcext:value-type="float">
            <text:p>1.000020</text:p>
          </table:table-cell>
          <table:table-cell table:style-name="ce26" table:formula="of:= IF(LEN([.$E12]) = 0; [.L12]-1; &quot;&quot;)" office:value-type="float" office:value="-0.00004000000000004" calcext:value-type="float">
            <text:p>-40.00E-06</text:p>
          </table:table-cell>
          <table:table-cell table:style-name="ce26" table:formula="of:= IF(LEN([.$E12]) = 0; [.M12]-1; &quot;&quot;)" office:value-type="float" office:value="0.000019999999999909" calcext:value-type="float">
            <text:p>20.00E-06</text:p>
          </table:table-cell>
          <table:table-cell table:style-name="ce26" table:formula="of:= IF(LEN([.$E12]) = 0; [.N12]-1; &quot;&quot;)" office:value-type="float" office:value="0.000019999999999909" calcext:value-type="float">
            <text:p>20.00E-06</text:p>
          </table:table-cell>
          <table:table-cell table:style-name="ce26" table:formula="of:= IF(LEN([.$E12]) = 0; IF(ABS([.O12]) &lt; ABS([.P12]); ABS([.O12]); ABS([.P12])); &quot;&quot;)" office:value-type="float" office:value="0.000019999999999909" calcext:value-type="float">
            <text:p>20.00E-06</text:p>
          </table:table-cell>
          <table:table-cell table:style-name="ce25" table:formula="of:= IF(LEN([.$E12]) = 0; ABS([.Q12])=[.R12]; &quot;&quot;)" office:value-type="boolean" office:boolean-value="true" calcext:value-type="boolean">
            <text:p>VRAI</text:p>
          </table:table-cell>
          <table:table-cell table:formula="of:= IF(LEN([.E12]) = 0; IF(ABS([.O12]) &lt; ABS([.P12]); [.F12]; [.G12]); &quot;&quot;)" office:value-type="float" office:value="16666" calcext:value-type="float">
            <text:p>16666</text:p>
          </table:table-cell>
          <table:table-cell table:style-name="ce31" table:formula="of:= IF( ROW([.C12]) - ROW([.C$12]) = [.R$9]; [.C12]; &quot;&quot;)" office:value-type="float" office:value="1" calcext:value-type="float">
            <text:p>1</text:p>
          </table:table-cell>
          <table:table-cell table:style-name="ce32" table:formula="of:= IF( ROW([.C12]) - ROW([.C$12]) = [.R$9]; [.T12]; &quot;&quot;)" office:value-type="float" office:value="16666" calcext:value-type="float">
            <text:p>16666</text:p>
          </table:table-cell>
          <table:table-cell table:number-columns-repeated="1002"/>
        </table:table-row>
        <table:table-row table:style-name="ro1">
          <table:table-cell table:style-name="ce13" table:formula="of:=[.A12]" office:value-type="float" office:value="960" calcext:value-type="float">
            <text:p>960</text:p>
          </table:table-cell>
          <table:table-cell table:style-name="ce16" table:formula="of:= 1 / [.A13]" office:value-type="float" office:value="0.00104166666666667" calcext:value-type="float">
            <text:p>1.042E-03</text:p>
          </table:table-cell>
          <table:table-cell office:value-type="float" office:value="8" calcext:value-type="float">
            <text:p>8</text:p>
          </table:table-cell>
          <table:table-cell table:style-name="ce23" table:formula="of:= [.B13] / [.C13] * [.C$5] - 1" office:value-type="float" office:value="2082.33333333333" calcext:value-type="float">
            <text:p>2082.33</text:p>
          </table:table-cell>
          <table:table-cell table:style-name="ce24" table:formula="of:=IF([.D13] &gt; 2^[.$C$7]; &quot;PERIOD IS TO BIG / PERIODmax = &quot; &amp; ROUNDDOWN( [.$C13] / [.$C$5] * (1 + 2^[.$C$7]); 4 ) &amp; &quot; s&quot;; IF([.D13]&lt;0; &quot;PERIOD IS TOO SMALL&quot;;&quot;&quot;))">
            <text:p/>
          </table:table-cell>
          <table:table-cell table:formula="of:= IF(LEN([.$E13]) = 0; FLOOR([.D13]); &quot;&quot;)" office:value-type="float" office:value="2082" calcext:value-type="float">
            <text:p>2082</text:p>
          </table:table-cell>
          <table:table-cell table:formula="of:= IF(LEN([.$E13]) = 0; CEILING([.D13]); &quot;&quot;)" office:value-type="float" office:value="2083" calcext:value-type="float">
            <text:p>2083</text:p>
          </table:table-cell>
          <table:table-cell table:formula="of:= IF(LEN([.$E13]) = 0; ROUND([.D13]); &quot;&quot;)" office:value-type="float" office:value="2082" calcext:value-type="float">
            <text:p>2082</text:p>
          </table:table-cell>
          <table:table-cell table:style-name="ce16" table:formula="of:= IF(LEN([.$E13]) = 0; [.$C13] / [.$C$5] * (1 + [.F13]); &quot;&quot;)" office:value-type="float" office:value="0.0010415" calcext:value-type="float">
            <text:p>1.042E-03</text:p>
          </table:table-cell>
          <table:table-cell table:style-name="ce16" table:formula="of:= IF(LEN([.E13]) = 0; [.$C13] / [.$C$5] * (1 + [.G13]); &quot;&quot;)" office:value-type="float" office:value="0.001042" calcext:value-type="float">
            <text:p>1.042E-03</text:p>
          </table:table-cell>
          <table:table-cell table:style-name="ce16" table:formula="of:= IF(LEN([.$E13]) = 0; [.$C13] / [.$C$5] * (1 + [.H13]); &quot;&quot;)" office:value-type="float" office:value="0.0010415" calcext:value-type="float">
            <text:p>1.042E-03</text:p>
          </table:table-cell>
          <table:table-cell table:style-name="ce27" table:formula="of:= IF(LEN([.$E13]) = 0; [.I13] * [.A13]; &quot;&quot;)" office:value-type="float" office:value="0.99984" calcext:value-type="float">
            <text:p>0.999840</text:p>
          </table:table-cell>
          <table:table-cell table:style-name="ce27" table:formula="of:= IF(LEN([.$E13]) = 0; [.J13] * [.A13]; &quot;&quot;)" office:value-type="float" office:value="1.00032" calcext:value-type="float">
            <text:p>1.000320</text:p>
          </table:table-cell>
          <table:table-cell table:style-name="ce27" table:formula="of:= IF(LEN([.$E13]) = 0; [.K13] * [.A13]; &quot;&quot;)" office:value-type="float" office:value="0.99984" calcext:value-type="float">
            <text:p>0.999840</text:p>
          </table:table-cell>
          <table:table-cell table:style-name="ce26" table:formula="of:= IF(LEN([.$E13]) = 0; [.L13]-1; &quot;&quot;)" office:value-type="float" office:value="-0.00016000000000016" calcext:value-type="float">
            <text:p>-160.00E-06</text:p>
          </table:table-cell>
          <table:table-cell table:style-name="ce26" table:formula="of:= IF(LEN([.E13]) = 0; [.M13]-1; &quot;&quot;)" office:value-type="float" office:value="0.000319999999999876" calcext:value-type="float">
            <text:p>320.00E-06</text:p>
          </table:table-cell>
          <table:table-cell table:style-name="ce26" table:formula="of:= IF(LEN([.$E13]) = 0; [.N13]-1; &quot;&quot;)" office:value-type="float" office:value="-0.00016000000000016" calcext:value-type="float">
            <text:p>-160.00E-06</text:p>
          </table:table-cell>
          <table:table-cell table:style-name="ce26" table:formula="of:= IF(LEN([.$E13]) = 0; IF(ABS([.O13]) &lt; ABS([.P13]); ABS([.O13]); ABS([.P13])); &quot;&quot;)" office:value-type="float" office:value="0.00016000000000016" calcext:value-type="float">
            <text:p>160.00E-06</text:p>
          </table:table-cell>
          <table:table-cell table:style-name="ce25" table:formula="of:= IF(LEN([.$E13]) = 0; ABS([.Q13])=[.R13]; &quot;&quot;)" office:value-type="boolean" office:boolean-value="true" calcext:value-type="boolean">
            <text:p>VRAI</text:p>
          </table:table-cell>
          <table:table-cell table:formula="of:= IF(LEN([.E13]) = 0; IF(ABS([.O13]) &lt; ABS([.P13]); [.F13]; [.G13]); &quot;&quot;)" office:value-type="float" office:value="2082" calcext:value-type="float">
            <text:p>2082</text:p>
          </table:table-cell>
          <table:table-cell table:style-name="ce31" table:formula="of:= IF( ROW([.C13]) - ROW([.C$12]) = [.R$9]; [.C13]; &quot;&quot;)">
            <text:p/>
          </table:table-cell>
          <table:table-cell table:style-name="ce32" table:formula="of:= IF( ROW([.C13]) - ROW([.C$12]) = [.R$9]; [.T13]; &quot;&quot;)">
            <text:p/>
          </table:table-cell>
          <table:table-cell table:number-columns-repeated="1002"/>
        </table:table-row>
        <table:table-row table:style-name="ro1">
          <table:table-cell table:style-name="ce13" table:formula="of:=[.A13]" office:value-type="float" office:value="960" calcext:value-type="float">
            <text:p>960</text:p>
          </table:table-cell>
          <table:table-cell table:style-name="ce16" table:formula="of:= 1 / [.A14]" office:value-type="float" office:value="0.00104166666666667" calcext:value-type="float">
            <text:p>1.042E-03</text:p>
          </table:table-cell>
          <table:table-cell office:value-type="float" office:value="64" calcext:value-type="float">
            <text:p>64</text:p>
          </table:table-cell>
          <table:table-cell table:style-name="ce23" table:formula="of:= [.B14] / [.C14] * [.C$5] - 1" office:value-type="float" office:value="259.416666666667" calcext:value-type="float">
            <text:p>259.42</text:p>
          </table:table-cell>
          <table:table-cell table:style-name="ce24" table:formula="of:=IF([.D14] &gt; 2^[.$C$7]; &quot;PERIOD IS TO BIG / PERIODmax = &quot; &amp; ROUNDDOWN( [.$C14] / [.$C$5] * (1 + 2^[.$C$7]); 4 ) &amp; &quot; s&quot;; IF([.D14]&lt;0; &quot;PERIOD IS TOO SMALL&quot;;&quot;&quot;))">
            <text:p/>
          </table:table-cell>
          <table:table-cell table:formula="of:= IF(LEN([.$E14]) = 0; FLOOR([.D14]); &quot;&quot;)" office:value-type="float" office:value="259" calcext:value-type="float">
            <text:p>259</text:p>
          </table:table-cell>
          <table:table-cell table:formula="of:= IF(LEN([.$E14]) = 0; CEILING([.D14]); &quot;&quot;)" office:value-type="float" office:value="260" calcext:value-type="float">
            <text:p>260</text:p>
          </table:table-cell>
          <table:table-cell table:formula="of:= IF(LEN([.$E14]) = 0; ROUND([.D14]); &quot;&quot;)" office:value-type="float" office:value="259" calcext:value-type="float">
            <text:p>259</text:p>
          </table:table-cell>
          <table:table-cell table:style-name="ce16" table:formula="of:= IF(LEN([.$E14]) = 0; [.$C14] / [.$C$5] * (1 + [.F14]); &quot;&quot;)" office:value-type="float" office:value="0.00104" calcext:value-type="float">
            <text:p>1.040E-03</text:p>
          </table:table-cell>
          <table:table-cell table:style-name="ce16" table:formula="of:= IF(LEN([.E14]) = 0; [.$C14] / [.$C$5] * (1 + [.G14]); &quot;&quot;)" office:value-type="float" office:value="0.001044" calcext:value-type="float">
            <text:p>1.044E-03</text:p>
          </table:table-cell>
          <table:table-cell table:style-name="ce16" table:formula="of:= IF(LEN([.$E14]) = 0; [.$C14] / [.$C$5] * (1 + [.H14]); &quot;&quot;)" office:value-type="float" office:value="0.00104" calcext:value-type="float">
            <text:p>1.040E-03</text:p>
          </table:table-cell>
          <table:table-cell table:style-name="ce27" table:formula="of:= IF(LEN([.$E14]) = 0; [.I14] * [.A14]; &quot;&quot;)" office:value-type="float" office:value="0.9984" calcext:value-type="float">
            <text:p>0.998400</text:p>
          </table:table-cell>
          <table:table-cell table:style-name="ce27" table:formula="of:= IF(LEN([.$E14]) = 0; [.J14] * [.A14]; &quot;&quot;)" office:value-type="float" office:value="1.00224" calcext:value-type="float">
            <text:p>1.002240</text:p>
          </table:table-cell>
          <table:table-cell table:style-name="ce27" table:formula="of:= IF(LEN([.$E14]) = 0; [.K14] * [.A14]; &quot;&quot;)" office:value-type="float" office:value="0.9984" calcext:value-type="float">
            <text:p>0.998400</text:p>
          </table:table-cell>
          <table:table-cell table:style-name="ce26" table:formula="of:= IF(LEN([.$E14]) = 0; [.L14]-1; &quot;&quot;)" office:value-type="float" office:value="-0.00160000000000005" calcext:value-type="float">
            <text:p>-1.60E-03</text:p>
          </table:table-cell>
          <table:table-cell table:style-name="ce26" table:formula="of:= IF(LEN([.E14]) = 0; [.M14]-1; &quot;&quot;)" office:value-type="float" office:value="0.00224000000000002" calcext:value-type="float">
            <text:p>2.24E-03</text:p>
          </table:table-cell>
          <table:table-cell table:style-name="ce26" table:formula="of:= IF(LEN([.$E14]) = 0; [.N14]-1; &quot;&quot;)" office:value-type="float" office:value="-0.00160000000000005" calcext:value-type="float">
            <text:p>-1.60E-03</text:p>
          </table:table-cell>
          <table:table-cell table:style-name="ce26" table:formula="of:= IF(LEN([.$E14]) = 0; IF(ABS([.O14]) &lt; ABS([.P14]); ABS([.O14]); ABS([.P14])); &quot;&quot;)" office:value-type="float" office:value="0.00160000000000005" calcext:value-type="float">
            <text:p>1.60E-03</text:p>
          </table:table-cell>
          <table:table-cell table:style-name="ce25" table:formula="of:= IF(LEN([.$E14]) = 0; ABS([.Q14])=[.R14]; &quot;&quot;)" office:value-type="boolean" office:boolean-value="true" calcext:value-type="boolean">
            <text:p>VRAI</text:p>
          </table:table-cell>
          <table:table-cell table:formula="of:= IF(LEN([.E14]) = 0; IF(ABS([.O14]) &lt; ABS([.P14]); [.F14]; [.G14]); &quot;&quot;)" office:value-type="float" office:value="259" calcext:value-type="float">
            <text:p>259</text:p>
          </table:table-cell>
          <table:table-cell table:style-name="ce31" table:formula="of:= IF( ROW([.C14]) - ROW([.C$12]) = [.R$9]; [.C14]; &quot;&quot;)">
            <text:p/>
          </table:table-cell>
          <table:table-cell table:style-name="ce32" table:formula="of:= IF( ROW([.C14]) - ROW([.C$12]) = [.R$9]; [.T14]; &quot;&quot;)">
            <text:p/>
          </table:table-cell>
          <table:table-cell table:number-columns-repeated="1002"/>
        </table:table-row>
        <table:table-row table:style-name="ro1">
          <table:table-cell table:style-name="ce13" table:formula="of:=[.A14]" office:value-type="float" office:value="960" calcext:value-type="float">
            <text:p>960</text:p>
          </table:table-cell>
          <table:table-cell table:style-name="ce16" table:formula="of:= 1 / [.A15]" office:value-type="float" office:value="0.00104166666666667" calcext:value-type="float">
            <text:p>1.042E-03</text:p>
          </table:table-cell>
          <table:table-cell office:value-type="float" office:value="256" calcext:value-type="float">
            <text:p>256</text:p>
          </table:table-cell>
          <table:table-cell table:style-name="ce23" table:formula="of:= [.B15] / [.C15] * [.C$5] - 1" office:value-type="float" office:value="64.1041666666667" calcext:value-type="float">
            <text:p>64.10</text:p>
          </table:table-cell>
          <table:table-cell table:style-name="ce24" table:formula="of:=IF([.D15] &gt; 2^[.$C$7]; &quot;PERIOD IS TO BIG / PERIODmax = &quot; &amp; ROUNDDOWN( [.$C15] / [.$C$5] * (1 + 2^[.$C$7]); 4 ) &amp; &quot; s&quot;; IF([.D15]&lt;0; &quot;PERIOD IS TOO SMALL&quot;;&quot;&quot;))">
            <text:p/>
          </table:table-cell>
          <table:table-cell table:formula="of:= IF(LEN([.$E15]) = 0; FLOOR([.D15]); &quot;&quot;)" office:value-type="float" office:value="64" calcext:value-type="float">
            <text:p>64</text:p>
          </table:table-cell>
          <table:table-cell table:formula="of:= IF(LEN([.$E15]) = 0; CEILING([.D15]); &quot;&quot;)" office:value-type="float" office:value="65" calcext:value-type="float">
            <text:p>65</text:p>
          </table:table-cell>
          <table:table-cell table:formula="of:= IF(LEN([.$E15]) = 0; ROUND([.D15]); &quot;&quot;)" office:value-type="float" office:value="64" calcext:value-type="float">
            <text:p>64</text:p>
          </table:table-cell>
          <table:table-cell table:style-name="ce16" table:formula="of:= IF(LEN([.$E15]) = 0; [.$C15] / [.$C$5] * (1 + [.F15]); &quot;&quot;)" office:value-type="float" office:value="0.00104" calcext:value-type="float">
            <text:p>1.040E-03</text:p>
          </table:table-cell>
          <table:table-cell table:style-name="ce16" table:formula="of:= IF(LEN([.E15]) = 0; [.$C15] / [.$C$5] * (1 + [.G15]); &quot;&quot;)" office:value-type="float" office:value="0.001056" calcext:value-type="float">
            <text:p>1.056E-03</text:p>
          </table:table-cell>
          <table:table-cell table:style-name="ce16" table:formula="of:= IF(LEN([.$E15]) = 0; [.$C15] / [.$C$5] * (1 + [.H15]); &quot;&quot;)" office:value-type="float" office:value="0.00104" calcext:value-type="float">
            <text:p>1.040E-03</text:p>
          </table:table-cell>
          <table:table-cell table:style-name="ce27" table:formula="of:= IF(LEN([.$E15]) = 0; [.I15] * [.A15]; &quot;&quot;)" office:value-type="float" office:value="0.9984" calcext:value-type="float">
            <text:p>0.998400</text:p>
          </table:table-cell>
          <table:table-cell table:style-name="ce27" table:formula="of:= IF(LEN([.$E15]) = 0; [.J15] * [.A15]; &quot;&quot;)" office:value-type="float" office:value="1.01376" calcext:value-type="float">
            <text:p>1.013760</text:p>
          </table:table-cell>
          <table:table-cell table:style-name="ce27" table:formula="of:= IF(LEN([.$E15]) = 0; [.K15] * [.A15]; &quot;&quot;)" office:value-type="float" office:value="0.9984" calcext:value-type="float">
            <text:p>0.998400</text:p>
          </table:table-cell>
          <table:table-cell table:style-name="ce26" table:formula="of:= IF(LEN([.$E15]) = 0; [.L15]-1; &quot;&quot;)" office:value-type="float" office:value="-0.00160000000000005" calcext:value-type="float">
            <text:p>-1.60E-03</text:p>
          </table:table-cell>
          <table:table-cell table:style-name="ce26" table:formula="of:= IF(LEN([.E15]) = 0; [.M15]-1; &quot;&quot;)" office:value-type="float" office:value="0.0137599999999998" calcext:value-type="float">
            <text:p>13.76E-03</text:p>
          </table:table-cell>
          <table:table-cell table:style-name="ce26" table:formula="of:= IF(LEN([.$E15]) = 0; [.N15]-1; &quot;&quot;)" office:value-type="float" office:value="-0.00160000000000005" calcext:value-type="float">
            <text:p>-1.60E-03</text:p>
          </table:table-cell>
          <table:table-cell table:style-name="ce26" table:formula="of:= IF(LEN([.$E15]) = 0; IF(ABS([.O15]) &lt; ABS([.P15]); ABS([.O15]); ABS([.P15])); &quot;&quot;)" office:value-type="float" office:value="0.00160000000000005" calcext:value-type="float">
            <text:p>1.60E-03</text:p>
          </table:table-cell>
          <table:table-cell table:style-name="ce25" table:formula="of:= IF(LEN([.$E15]) = 0; ABS([.Q15])=[.R15]; &quot;&quot;)" office:value-type="boolean" office:boolean-value="true" calcext:value-type="boolean">
            <text:p>VRAI</text:p>
          </table:table-cell>
          <table:table-cell table:formula="of:= IF(LEN([.E15]) = 0; IF(ABS([.O15]) &lt; ABS([.P15]); [.F15]; [.G15]); &quot;&quot;)" office:value-type="float" office:value="64" calcext:value-type="float">
            <text:p>64</text:p>
          </table:table-cell>
          <table:table-cell table:style-name="ce31" table:formula="of:= IF( ROW([.C15]) - ROW([.C$12]) = [.R$9]; [.C15]; &quot;&quot;)">
            <text:p/>
          </table:table-cell>
          <table:table-cell table:style-name="ce32" table:formula="of:= IF( ROW([.C15]) - ROW([.C$12]) = [.R$9]; [.T15]; &quot;&quot;)">
            <text:p/>
          </table:table-cell>
          <table:table-cell table:number-columns-repeated="1002"/>
        </table:table-row>
        <table:table-row table:style-name="ro1">
          <table:table-cell table:style-name="ce13" table:formula="of:=[.A15]" office:value-type="float" office:value="960" calcext:value-type="float">
            <text:p>960</text:p>
          </table:table-cell>
          <table:table-cell table:style-name="ce16" table:formula="of:= 1 / [.A16]" office:value-type="float" office:value="0.00104166666666667" calcext:value-type="float">
            <text:p>1.042E-03</text:p>
          </table:table-cell>
          <table:table-cell office:value-type="float" office:value="1024" calcext:value-type="float">
            <text:p>1024</text:p>
          </table:table-cell>
          <table:table-cell table:style-name="ce23" table:formula="of:= [.B16] / [.C16] * [.C$5] - 1" office:value-type="float" office:value="15.2760416666667" calcext:value-type="float">
            <text:p>15.28</text:p>
          </table:table-cell>
          <table:table-cell table:style-name="ce24" table:formula="of:=IF([.D16] &gt; 2^[.$C$7]; &quot;PERIOD IS TO BIG / PERIODmax = &quot; &amp; ROUNDDOWN( [.$C16] / [.$C$5] * (1 + 2^[.$C$7]); 4 ) &amp; &quot; s&quot;; IF([.D16]&lt;0; &quot;PERIOD IS TOO SMALL&quot;;&quot;&quot;))">
            <text:p/>
          </table:table-cell>
          <table:table-cell table:formula="of:= IF(LEN([.$E16]) = 0; FLOOR([.D16]); &quot;&quot;)" office:value-type="float" office:value="15" calcext:value-type="float">
            <text:p>15</text:p>
          </table:table-cell>
          <table:table-cell table:formula="of:= IF(LEN([.$E16]) = 0; CEILING([.D16]); &quot;&quot;)" office:value-type="float" office:value="16" calcext:value-type="float">
            <text:p>16</text:p>
          </table:table-cell>
          <table:table-cell table:formula="of:= IF(LEN([.$E16]) = 0; ROUND([.D16]); &quot;&quot;)" office:value-type="float" office:value="15" calcext:value-type="float">
            <text:p>15</text:p>
          </table:table-cell>
          <table:table-cell table:style-name="ce16" table:formula="of:= IF(LEN([.$E16]) = 0; [.$C16] / [.$C$5] * (1 + [.F16]); &quot;&quot;)" office:value-type="float" office:value="0.001024" calcext:value-type="float">
            <text:p>1.024E-03</text:p>
          </table:table-cell>
          <table:table-cell table:style-name="ce16" table:formula="of:= IF(LEN([.E16]) = 0; [.$C16] / [.$C$5] * (1 + [.G16]); &quot;&quot;)" office:value-type="float" office:value="0.001088" calcext:value-type="float">
            <text:p>1.088E-03</text:p>
          </table:table-cell>
          <table:table-cell table:style-name="ce16" table:formula="of:= IF(LEN([.$E16]) = 0; [.$C16] / [.$C$5] * (1 + [.H16]); &quot;&quot;)" office:value-type="float" office:value="0.001024" calcext:value-type="float">
            <text:p>1.024E-03</text:p>
          </table:table-cell>
          <table:table-cell table:style-name="ce27" table:formula="of:= IF(LEN([.$E16]) = 0; [.I16] * [.A16]; &quot;&quot;)" office:value-type="float" office:value="0.98304" calcext:value-type="float">
            <text:p>0.983040</text:p>
          </table:table-cell>
          <table:table-cell table:style-name="ce27" table:formula="of:= IF(LEN([.$E16]) = 0; [.J16] * [.A16]; &quot;&quot;)" office:value-type="float" office:value="1.04448" calcext:value-type="float">
            <text:p>1.044480</text:p>
          </table:table-cell>
          <table:table-cell table:style-name="ce27" table:formula="of:= IF(LEN([.$E16]) = 0; [.K16] * [.A16]; &quot;&quot;)" office:value-type="float" office:value="0.98304" calcext:value-type="float">
            <text:p>0.983040</text:p>
          </table:table-cell>
          <table:table-cell table:style-name="ce26" table:formula="of:= IF(LEN([.$E16]) = 0; [.L16]-1; &quot;&quot;)" office:value-type="float" office:value="-0.0169600000000001" calcext:value-type="float">
            <text:p>-16.96E-03</text:p>
          </table:table-cell>
          <table:table-cell table:style-name="ce26" table:formula="of:= IF(LEN([.E16]) = 0; [.M16]-1; &quot;&quot;)" office:value-type="float" office:value="0.0444800000000001" calcext:value-type="float">
            <text:p>44.48E-03</text:p>
          </table:table-cell>
          <table:table-cell table:style-name="ce26" table:formula="of:= IF(LEN([.$E16]) = 0; [.N16]-1; &quot;&quot;)" office:value-type="float" office:value="-0.0169600000000001" calcext:value-type="float">
            <text:p>-16.96E-03</text:p>
          </table:table-cell>
          <table:table-cell table:style-name="ce26" table:formula="of:= IF(LEN([.$E16]) = 0; IF(ABS([.O16]) &lt; ABS([.P16]); ABS([.O16]); ABS([.P16])); &quot;&quot;)" office:value-type="float" office:value="0.0169600000000001" calcext:value-type="float">
            <text:p>16.96E-03</text:p>
          </table:table-cell>
          <table:table-cell table:style-name="ce25" table:formula="of:= IF(LEN([.$E16]) = 0; ABS([.Q16])=[.R16]; &quot;&quot;)" office:value-type="boolean" office:boolean-value="true" calcext:value-type="boolean">
            <text:p>VRAI</text:p>
          </table:table-cell>
          <table:table-cell table:formula="of:= IF(LEN([.E16]) = 0; IF(ABS([.O16]) &lt; ABS([.P16]); [.F16]; [.G16]); &quot;&quot;)" office:value-type="float" office:value="15" calcext:value-type="float">
            <text:p>15</text:p>
          </table:table-cell>
          <table:table-cell table:style-name="ce31" table:formula="of:= IF( ROW([.C16]) - ROW([.C$12]) = [.R$9]; [.C16]; &quot;&quot;)">
            <text:p/>
          </table:table-cell>
          <table:table-cell table:style-name="ce32" table:formula="of:= IF( ROW([.C16]) - ROW([.C$12]) = [.R$9]; [.T16]; &quot;&quot;)">
            <text:p/>
          </table:table-cell>
          <table:table-cell table:number-columns-repeated="100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NARY | DECIMAL CONVERTERS" table:style-name="ta1">
        <office:forms form:automatic-focus="false" form:apply-design-mode="false"/>
        <table:table-column table:style-name="co4" table:default-cell-style-name="ce35"/>
        <table:table-column table:style-name="co5" table:number-columns-repeated="29" table:default-cell-style-name="ce7"/>
        <table:table-column table:style-name="co6" table:default-cell-style-name="ce35"/>
        <table:table-column table:style-name="co5" table:number-columns-repeated="981" table:default-cell-style-name="ce7"/>
        <table:table-column table:style-name="co5" table:number-columns-repeated="12" table:default-cell-style-name="Default"/>
        <table:table-row table:style-name="ro1">
          <table:table-cell table:style-name="ce33" office:value-type="string" calcext:value-type="string" table:number-columns-spanned="15" table:number-rows-spanned="1">
            <text:p>DECIMAL TO BINARY</text:p>
          </table:table-cell>
          <table:covered-table-cell table:number-columns-repeated="14" table:style-name="ce37"/>
          <table:table-cell table:style-name="ce9"/>
          <table:table-cell table:style-name="ce33" office:value-type="string" calcext:value-type="string" table:number-columns-spanned="15" table:number-rows-spanned="1">
            <text:p>BINARY TO DECIMAL</text:p>
          </table:table-cell>
          <table:covered-table-cell table:number-columns-repeated="13" table:style-name="ce37"/>
          <table:covered-table-cell table:style-name="ce34"/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table:style-name="ce34" office:value-type="string" calcext:value-type="string">
            <text:p>#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4" office:value-type="string" calcext:value-type="string">
            <text:p>#</text:p>
          </table:table-cell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8" table:formula="of:=MOD(QUOTIENT([.$A3];2^[.B$2]); 2)" office:value-type="float" office:value="0" calcext:value-type="float">
            <text:p>0</text:p>
          </table:table-cell>
          <table:table-cell table:style-name="ce8" table:formula="of:=MOD(QUOTIENT([.$A3];2^[.C$2]); 2)" office:value-type="float" office:value="0" calcext:value-type="float">
            <text:p>0</text:p>
          </table:table-cell>
          <table:table-cell table:style-name="ce8" table:formula="of:=MOD(QUOTIENT([.$A3];2^[.D$2]); 2)" office:value-type="float" office:value="0" calcext:value-type="float">
            <text:p>0</text:p>
          </table:table-cell>
          <table:table-cell table:style-name="ce8" table:formula="of:=MOD(QUOTIENT([.$A3];2^[.E$2]); 2)" office:value-type="float" office:value="0" calcext:value-type="float">
            <text:p>0</text:p>
          </table:table-cell>
          <table:table-cell table:style-name="ce8" table:formula="of:=MOD(QUOTIENT([.$A3];2^[.F$2]); 2)" office:value-type="float" office:value="1" calcext:value-type="float">
            <text:p>1</text:p>
          </table:table-cell>
          <table:table-cell table:style-name="ce8" table:formula="of:=MOD(QUOTIENT([.$A3];2^[.G$2]); 2)" office:value-type="float" office:value="1" calcext:value-type="float">
            <text:p>1</text:p>
          </table:table-cell>
          <table:table-cell table:style-name="ce8" table:formula="of:=MOD(QUOTIENT([.$A3];2^[.H$2]); 2)" office:value-type="float" office:value="1" calcext:value-type="float">
            <text:p>1</text:p>
          </table:table-cell>
          <table:table-cell table:style-name="ce8" table:formula="of:=MOD(QUOTIENT([.$A3];2^[.I$2]); 2)" office:value-type="float" office:value="1" calcext:value-type="float">
            <text:p>1</text:p>
          </table:table-cell>
          <table:table-cell table:style-name="ce8" table:formula="of:=MOD(QUOTIENT([.$A3];2^[.J$2]); 2)" office:value-type="float" office:value="1" calcext:value-type="float">
            <text:p>1</text:p>
          </table:table-cell>
          <table:table-cell table:style-name="ce8" table:formula="of:=MOD(QUOTIENT([.$A3];2^[.K$2]); 2)" office:value-type="float" office:value="1" calcext:value-type="float">
            <text:p>1</text:p>
          </table:table-cell>
          <table:table-cell table:style-name="ce8" table:formula="of:=MOD(QUOTIENT([.$A3];2^[.L$2]); 2)" office:value-type="float" office:value="1" calcext:value-type="float">
            <text:p>1</text:p>
          </table:table-cell>
          <table:table-cell table:style-name="ce8" table:formula="of:=MOD(QUOTIENT([.$A3];2^[.M$2]); 2)" office:value-type="float" office:value="1" calcext:value-type="float">
            <text:p>1</text:p>
          </table:table-cell>
          <table:table-cell table:style-name="ce8" table:formula="of:=MOD(QUOTIENT([.$A3];2^[.N$2]); 2)" office:value-type="float" office:value="1" calcext:value-type="float">
            <text:p>1</text:p>
          </table:table-cell>
          <table:table-cell table:style-name="ce8" table:formula="of:=MOD(QUOTIENT([.$A3];2^[.O$2]); 2)" office:value-type="float" office:value="1" calcext:value-type="float">
            <text:p>1</text:p>
          </table:table-cell>
          <table:table-cell/>
          <table:table-cell table:number-columns-repeated="14" table:style-name="ce8" office:value-type="float" office:value="1" calcext:value-type="float">
            <text:p>1</text:p>
          </table:table-cell>
          <table:table-cell table:formula="of:= [.AD3]*2^[.AD2] + [.AC3]*2^[.AC2] + [.AB3]*2^[.AB2] + [.AA3]*2^[.AA2] + [.Z3]*2^[.Z2] + [.Y3]*2^[.Y2] + [.X3]*2^[.X2] + [.W3]*2^[.W2] + [.V3]*2^[.V2] + [.U3]*2^[.U2] + [.T3]*2^[.T2] + [.S3]*2^[.S2] + [.R3]*2^[.R2] + [.Q3]*2^[.Q2]" office:value-type="float" office:value="16383" calcext:value-type="float">
            <text:p>16383</text:p>
          </table:table-cell>
          <table:table-cell table:style-name="Default"/>
          <table:table-cell table:number-columns-repeated="992"/>
        </table:table-row>
        <table:table-row table:style-name="ro1" table:number-rows-repeated="23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3">
          <table:table-cell table:style-name="ce36"/>
          <table:table-cell table:style-name="Default" table:number-columns-repeated="14"/>
          <table:table-cell table:number-columns-repeated="1009"/>
        </table:table-row>
        <table:table-row table:style-name="ro1" table:number-rows-repeated="16357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321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INARY | DECIMAL CONVERTERS'.B30:'BINARY | DECIMAL CONVERTERS'.O16386 'BINARY | DECIMAL CONVERTERS'.B3:'BINARY | DECIMAL CONVERTERS'.O26 'BINARY | DECIMAL CONVERTERS'.Q3:'BINARY | DECIMAL CONVERTERS'.AD3">
            <calcext:condition calcext:apply-style-name="zero" calcext:value="=0" calcext:base-cell-address="'BINARY | DECIMAL CONVERTERS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 style:data-style-name="N2" text:time-value="17:02:18.813750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9-13T20:35:06.869396328</dc:date>
    <meta:editing-duration>PT12H36M36S</meta:editing-duration>
    <meta:editing-cycles>69</meta:editing-cycles>
    <meta:generator>LibreOffice/7.0.6.2$MacOSX_X86_64 LibreOffice_project/144abb84a525d8e30c9dbbefa69cbbf2d8d4ae3b</meta:generator>
    <meta:document-statistic meta:table-count="2" meta:cell-count="211" meta:object-count="0"/>
  </office:meta>
</office:document-meta>
</file>